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3.609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387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  <style:text-properties style:font-name="Noto Serif" style:font-name-asian="Cantarell" style:font-name-complex="FreeSerif"/>
    </style:style>
    <style:style style:name="ce16" style:family="table-cell" style:parent-style-name="Default">
      <style:table-cell-properties fo:wrap-option="wrap" fo:border="0.74pt solid #000000"/>
      <style:text-properties style:font-name="Noto Serif" style:font-name-asian="Cantarell" style:font-name-complex="FreeSerif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T1" style:family="text">
      <style:text-properties style:font-name="Noto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pv4</text:p>
          </table:table-cell>
          <table:table-cell table:style-name="ce2" office:value-type="string" calcext:value-type="string">
            <text:p>218.11.2.0/24</text:p>
          </table:table-cell>
          <table:table-cell table:number-columns-repeated="2"/>
          <table:table-cell table:style-name="ce14" office:value-type="string" calcext:value-type="string">
            <text:p>Tinklo pavadinimas</text:p>
          </table:table-cell>
          <table:table-cell table:style-name="ce14" office:value-type="string" calcext:value-type="string">
            <text:p>Kiek prašoma</text:p>
          </table:table-cell>
          <table:table-cell table:style-name="ce14" office:value-type="string" calcext:value-type="string">
            <text:p>Kiek gaunana</text:p>
          </table:table-cell>
          <table:table-cell table:style-name="ce14" office:value-type="string" calcext:value-type="string">
            <text:p>Tinklo adresas</text:p>
          </table:table-cell>
          <table:table-cell table:style-name="ce14" office:value-type="string" calcext:value-type="string">
            <text:p>Tinklo kaukė/prefiksas</text:p>
          </table:table-cell>
          <table:table-cell table:style-name="ce14" office:value-type="string" calcext:value-type="string">
            <text:p>Naudojami adresai</text:p>
          </table:table-cell>
          <table:table-cell table:style-name="ce14" office:value-type="string" calcext:value-type="string">
            <text:p>Plačiajuostis adresas</text:p>
          </table:table-cell>
        </table:table-row>
        <table:table-row table:style-name="ro2">
          <table:table-cell office:value-type="string" calcext:value-type="string">
            <text:p>Ipv6</text:p>
          </table:table-cell>
          <table:table-cell table:style-name="ce2" office:value-type="string" calcext:value-type="string">
            <text:p>2029:755c:ceae::/64</text:p>
          </table:table-cell>
          <table:table-cell table:number-columns-repeated="2"/>
          <table:table-cell table:style-name="ce15" office:value-type="string" calcext:value-type="string">
            <text:p>MTK auditorija(12)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218.11.2.176</text:p>
            <text:p><text:span text:style-name="T1">2029:755c:ceae:1::</text:span></text:p>
          </table:table-cell>
          <table:table-cell table:style-name="ce6" office:value-type="string" calcext:value-type="string">
            <text:p>255.255.255.240 </text:p>
            <text:p>/64</text:p>
          </table:table-cell>
          <table:table-cell table:style-name="ce10" office:value-type="string" calcext:value-type="string">
            <text:p>218.11.2.177 – 218.11.2.190</text:p>
          </table:table-cell>
          <table:table-cell table:style-name="ce10" office:value-type="string" calcext:value-type="string">
            <text:p>218.11.2.191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MTK auditorija(14)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218.11.2.160</text:p>
            <text:p><text:span text:style-name="T1">2029:755c:ceae:2::</text:span></text:p>
          </table:table-cell>
          <table:table-cell table:style-name="ce6" office:value-type="string" calcext:value-type="string">
            <text:p>255.255.255.240</text:p>
            <text:p>/64</text:p>
          </table:table-cell>
          <table:table-cell table:style-name="ce10" office:value-type="string" calcext:value-type="string">
            <text:p>218.11.2.161 – 218.11.2.174</text:p>
          </table:table-cell>
          <table:table-cell table:style-name="ce10" office:value-type="string" calcext:value-type="string">
            <text:p>218.11.2.17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MTK administracij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218.11.2.192</text:p>
            <text:p><text:span text:style-name="T1">2029:755c:ceae:3::</text:span></text:p>
          </table:table-cell>
          <table:table-cell table:style-name="ce9" office:value-type="string" calcext:value-type="string">
            <text:p>255.255.255.240</text:p>
            <text:p>/64</text:p>
          </table:table-cell>
          <table:table-cell table:style-name="ce10" office:value-type="string" calcext:value-type="string">
            <text:p>218.11.2.193 – 218.11.2.206</text:p>
          </table:table-cell>
          <table:table-cell table:style-name="ce10" office:value-type="string" calcext:value-type="string">
            <text:p>218.11.2.20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MTK Multimedijos MC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218.11.2.128</text:p>
            <text:p><text:span text:style-name="T1">2029:755c:ceae:4::</text:span></text:p>
          </table:table-cell>
          <table:table-cell table:style-name="ce8" office:value-type="string" calcext:value-type="string">
            <text:p>255.255.255.224</text:p>
            <text:p>/64</text:p>
          </table:table-cell>
          <table:table-cell table:style-name="ce11" office:value-type="string" calcext:value-type="string">
            <text:p>218.11.2.129 – 218.11.2.158</text:p>
          </table:table-cell>
          <table:table-cell table:style-name="ce11" office:value-type="string" calcext:value-type="string">
            <text:p>218.11.2.159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MTK Dizaino MC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218.11.2.64</text:p>
            <text:p><text:span text:style-name="T1">2029:755c:ceae:5::</text:span></text:p>
          </table:table-cell>
          <table:table-cell table:style-name="ce7" office:value-type="string" calcext:value-type="string">
            <text:p>255.255.255.224</text:p>
            <text:p>/64</text:p>
          </table:table-cell>
          <table:table-cell table:style-name="ce11" office:value-type="string" calcext:value-type="string">
            <text:p>218.11.2.65 – 218.11.2.94</text:p>
          </table:table-cell>
          <table:table-cell table:style-name="ce11" office:value-type="string" calcext:value-type="string">
            <text:p>218.11.2.9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Testavimo centra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218.11.2.96</text:p>
            <text:p><text:span text:style-name="T1">2029:755c:ceae:6::</text:span></text:p>
          </table:table-cell>
          <table:table-cell table:style-name="ce7" office:value-type="string" calcext:value-type="string">
            <text:p>255.255.255.224 /64</text:p>
          </table:table-cell>
          <table:table-cell table:style-name="ce11" office:value-type="string" calcext:value-type="string">
            <text:p>218.11.2.97 – 218.11.2.126</text:p>
          </table:table-cell>
          <table:table-cell table:style-name="ce11" office:value-type="string" calcext:value-type="string">
            <text:p>218.11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ėstytojų kambary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218.11.2.208</text:p>
            <text:p><text:span text:style-name="T1">2029:755c:ceae:7::</text:span></text:p>
          </table:table-cell>
          <table:table-cell table:style-name="ce7" office:value-type="string" calcext:value-type="string">
            <text:p>255.255.255.240</text:p>
            <text:p>/64</text:p>
          </table:table-cell>
          <table:table-cell table:style-name="ce11" office:value-type="string" calcext:value-type="string">
            <text:p>218.11.2.209 – 218.11.2.222</text:p>
          </table:table-cell>
          <table:table-cell table:style-name="ce11" office:value-type="string" calcext:value-type="string">
            <text:p>218.11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lektronikos dirbtuvės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4" calcext:value-type="float">
            <text:p>64</text:p>
          </table:table-cell>
          <table:table-cell table:style-name="ce7" office:value-type="string" calcext:value-type="string">
            <text:p>218.11.2.0</text:p>
            <text:p><text:span text:style-name="T1">2029:755c:ceae:8::</text:span></text:p>
          </table:table-cell>
          <table:table-cell table:style-name="ce7" office:value-type="string" calcext:value-type="string">
            <text:p>255.255.255.192</text:p>
            <text:p>/64</text:p>
          </table:table-cell>
          <table:table-cell table:style-name="ce11" office:value-type="string" calcext:value-type="string">
            <text:p>218.11.2.1 – 218.11.2.62</text:p>
          </table:table-cell>
          <table:table-cell table:style-name="ce11" office:value-type="string" calcext:value-type="string">
            <text:p>218.11.2.6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Budėtojų kambary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218.11.2.224</text:p>
            <text:p><text:span text:style-name="T1">2029:755c:ceae:10::</text:span></text:p>
          </table:table-cell>
          <table:table-cell table:style-name="ce8" office:value-type="string" calcext:value-type="string">
            <text:p>255.255.255.248</text:p>
            <text:p>/64</text:p>
          </table:table-cell>
          <table:table-cell table:style-name="ce11" office:value-type="string" calcext:value-type="string">
            <text:p>218.11.2.225 – 218.11.2.230</text:p>
          </table:table-cell>
          <table:table-cell table:style-name="ce11" office:value-type="string" calcext:value-type="string">
            <text:p>218.11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MTK bevielis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28" calcext:value-type="float">
            <text:p>128</text:p>
          </table:table-cell>
          <table:table-cell table:style-name="ce8" office:value-type="string" calcext:value-type="string">
            <text:p>192.168.2.0</text:p>
            <text:p><text:span text:style-name="T1">2029:755c:ceae:9::</text:span></text:p>
          </table:table-cell>
          <table:table-cell table:style-name="ce8" office:value-type="string" calcext:value-type="string">
            <text:p>255.255.255.128</text:p>
            <text:p>/64</text:p>
          </table:table-cell>
          <table:table-cell table:style-name="ce8" office:value-type="string" calcext:value-type="string">
            <text:p>192.168.2.1 - 192.168.2.126</text:p>
            <text:p/>
          </table:table-cell>
          <table:table-cell table:style-name="ce5" office:value-type="string" calcext:value-type="string">
            <text:p>192.168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gzaminu bevieli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192.168.2.192</text:p>
            <text:p><text:span text:style-name="T1">2029:755c:ceae:11::</text:span></text:p>
          </table:table-cell>
          <table:table-cell table:style-name="ce8" office:value-type="string" calcext:value-type="string">
            <text:p>255.255.255.224 </text:p>
            <text:p>/64</text:p>
          </table:table-cell>
          <table:table-cell table:style-name="ce11" office:value-type="string" calcext:value-type="string">
            <text:p>192.168.2.193 - 192.168.2.222</text:p>
          </table:table-cell>
          <table:table-cell table:style-name="ce5" office:value-type="string" calcext:value-type="string">
            <text:p>192.168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Ismaniuju bevielis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192.168.2.128</text:p>
            <text:p><text:span text:style-name="T1">2029:755c:ceae:12::</text:span></text:p>
          </table:table-cell>
          <table:table-cell table:style-name="ce8" office:value-type="string" calcext:value-type="string">
            <text:p>255.255.255.192</text:p>
            <text:p> /64</text:p>
          </table:table-cell>
          <table:table-cell table:style-name="ce11" office:value-type="string" calcext:value-type="string">
            <text:p>192.168.2.129 - 192.168.2.190</text:p>
          </table:table-cell>
          <table:table-cell table:style-name="ce5" office:value-type="string" calcext:value-type="string">
            <text:p>192.168.2.19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Konferencijos bevielis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512" calcext:value-type="float">
            <text:p>512</text:p>
          </table:table-cell>
          <table:table-cell table:style-name="ce8" office:value-type="string" calcext:value-type="string">
            <text:p>192.168.0.0</text:p>
            <text:p><text:span text:style-name="T1">2029:755c:ceae:13::</text:span></text:p>
          </table:table-cell>
          <table:table-cell table:style-name="ce8" office:value-type="string" calcext:value-type="string">
            <text:p>255.255.254.0 </text:p>
            <text:p>/64</text:p>
          </table:table-cell>
          <table:table-cell table:style-name="ce11" office:value-type="string" calcext:value-type="string">
            <text:p>192.168.0.1 - 192.168.1.254</text:p>
          </table:table-cell>
          <table:table-cell table:style-name="ce5" office:value-type="string" calcext:value-type="string">
            <text:p>192.168.1.25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MTK serverine</text:p>
          </table:table-cell>
          <table:table-cell table:style-name="ce5" office:value-type="string" calcext:value-type="string">
            <text:p>6?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192.168.2.224</text:p>
            <text:p><text:span text:style-name="T1">2029:755c:ceae:14::</text:span></text:p>
          </table:table-cell>
          <table:table-cell table:style-name="ce5" office:value-type="string" calcext:value-type="string">
            <text:p>255.255.255.248 /64</text:p>
          </table:table-cell>
          <table:table-cell table:style-name="ce11" office:value-type="string" calcext:value-type="string">
            <text:p>192.168.2.225 - 192.168.2.230</text:p>
          </table:table-cell>
          <table:table-cell table:style-name="ce5" office:value-type="string" calcext:value-type="string">
            <text:p>192.168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Ismaniuju serverine</text:p>
          </table:table-cell>
          <table:table-cell table:style-name="ce5" office:value-type="string" calcext:value-type="string">
            <text:p>6?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192.168.2.232</text:p>
            <text:p><text:span text:style-name="T1">2029:755c:ceae:15::</text:span></text:p>
          </table:table-cell>
          <table:table-cell table:style-name="ce5" office:value-type="string" calcext:value-type="string">
            <text:p>255.255.255.248 /64</text:p>
          </table:table-cell>
          <table:table-cell table:style-name="ce11" office:value-type="string" calcext:value-type="string">
            <text:p>192.168.2.233 - 192.168.2.238</text:p>
          </table:table-cell>
          <table:table-cell table:style-name="ce5" office:value-type="string" calcext:value-type="string">
            <text:p>192.168.2.239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Management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11" office:value-type="string" calcext:value-type="string">
            <text:p>172.16.0.0</text:p>
          </table:table-cell>
          <table:table-cell table:style-name="ce11" office:value-type="string" calcext:value-type="string">
            <text:p>255.255.255.224 .</text:p>
          </table:table-cell>
          <table:table-cell table:style-name="ce11" office:value-type="string" calcext:value-type="string">
            <text:p>172.16.0.1 – 172.16.0.30</text:p>
          </table:table-cell>
          <table:table-cell table:style-name="ce11" office:value-type="string" calcext:value-type="string">
            <text:p>172.16.0.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IoT is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172.16.0.32</text:p>
            <text:p><text:span text:style-name="T1">2029:755c:ceae:16::</text:span></text:p>
          </table:table-cell>
          <table:table-cell table:style-name="ce8" office:value-type="string" calcext:value-type="string">
            <text:p>255.255.255.240</text:p>
            <text:p>/64</text:p>
          </table:table-cell>
          <table:table-cell table:style-name="ce11" office:value-type="string" calcext:value-type="string">
            <text:p>172.16.0.33 – 172.16.0.46</text:p>
          </table:table-cell>
          <table:table-cell table:style-name="ce11" office:value-type="string" calcext:value-type="string">
            <text:p>172.16.0.4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Kameros mt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172.16.0.48</text:p>
            <text:p><text:span text:style-name="T1">2029:755c:ceae:17::</text:span></text:p>
          </table:table-cell>
          <table:table-cell table:style-name="ce8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11" office:value-type="string" calcext:value-type="string">
            <text:p>172.16.0.49 – 172.16.0.62</text:p>
          </table:table-cell>
          <table:table-cell table:style-name="ce11" office:value-type="string" calcext:value-type="string">
            <text:p>172.16.0.63</text:p>
          </table:table-cell>
        </table:table-row>
        <table:table-row table:style-name="ro1">
          <table:table-cell office:value-type="string" calcext:value-type="string">
            <text:p>VLAN 10</text:p>
          </table:table-cell>
          <table:table-cell office:value-type="string" calcext:value-type="string">
            <text:p>auditorija12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1</text:p>
          </table:table-cell>
          <table:table-cell office:value-type="string" calcext:value-type="string">
            <text:p>auditorija14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2</text:p>
          </table:table-cell>
          <table:table-cell office:value-type="string" calcext:value-type="string">
            <text:p>administracija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3</text:p>
          </table:table-cell>
          <table:table-cell office:value-type="string" calcext:value-type="string">
            <text:p>multimedij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4</text:p>
          </table:table-cell>
          <table:table-cell office:value-type="string" calcext:value-type="string">
            <text:p>dizaino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5</text:p>
          </table:table-cell>
          <table:table-cell office:value-type="string" calcext:value-type="string">
            <text:p>mtk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0</text:p>
          </table:table-cell>
          <table:table-cell office:value-type="string" calcext:value-type="string">
            <text:p>egzamin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1</text:p>
          </table:table-cell>
          <table:table-cell office:value-type="string" calcext:value-type="string">
            <text:p>egzaminu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0</text:p>
          </table:table-cell>
          <table:table-cell office:value-type="string" calcext:value-type="string">
            <text:p>desty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1</text:p>
          </table:table-cell>
          <table:table-cell office:value-type="string" calcext:value-type="string">
            <text:p>elektronik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2</text:p>
          </table:table-cell>
          <table:table-cell office:value-type="string" calcext:value-type="string">
            <text:p>bude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3</text:p>
          </table:table-cell>
          <table:table-cell office:value-type="string" calcext:value-type="string">
            <text:p>ism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40</text:p>
          </table:table-cell>
          <table:table-cell office:value-type="string" calcext:value-type="string">
            <text:p>konferencijos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0</text:p>
          </table:table-cell>
          <table:table-cell office:value-type="string" calcext:value-type="string">
            <text:p>IoT</text:p>
          </table:table-cell>
          <table:table-cell table:style-name="ce1" office:value-type="string" calcext:value-type="string">
            <text:p>gali pasiekti tik vlan 3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1</text:p>
          </table:table-cell>
          <table:table-cell office:value-type="string" calcext:value-type="string">
            <text:p>mtkkameros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0</text:p>
          </table:table-cell>
          <table:table-cell office:value-type="string" calcext:value-type="string">
            <text:p>mtk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1</text:p>
          </table:table-cell>
          <table:table-cell office:value-type="string" calcext:value-type="string">
            <text:p>ism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9</text:p>
          </table:table-cell>
          <table:table-cell office:value-type="string" calcext:value-type="string">
            <text:p>management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Įrenginys</text:p>
          </table:table-cell>
          <table:table-cell office:value-type="string" calcext:value-type="string">
            <text:p>Interface</text:p>
          </table:table-cell>
          <table:table-cell table:style-name="ce1" office:value-type="string" calcext:value-type="string">
            <text:p>Adresas</text:p>
          </table:table-cell>
          <table:table-cell table:style-name="ce1" office:value-type="string" calcext:value-type="string">
            <text:p>Kaukė/prefiksas</text:p>
          </table:table-cell>
          <table:table-cell office:value-type="string" calcext:value-type="string">
            <text:p>Default-gateway</text:p>
          </table:table-cell>
          <table:table-cell/>
          <table:table-cell table:style-name="ce1" office:value-type="string" calcext:value-type="string">
            <text:p>Įranga</text:p>
          </table:table-cell>
          <table:table-cell table:style-name="ce1" office:value-type="string" calcext:value-type="string">
            <text:p>Kiekis</text:p>
          </table:table-cell>
          <table:table-cell table:number-columns-repeated="3"/>
        </table:table-row>
        <table:table-row table:style-name="ro4">
          <table:table-cell table:style-name="ce12" office:value-type="string" calcext:value-type="string" table:number-columns-spanned="1" table:number-rows-spanned="18">
            <text:p>R1</text:p>
          </table:table-cell>
          <table:table-cell office:value-type="string" calcext:value-type="string">
            <text:p>g0/0/0.10</text:p>
          </table:table-cell>
          <table:table-cell table:style-name="ce16" office:value-type="string" calcext:value-type="string">
            <text:p>218.11.2.177 </text:p>
            <text:p><text:span text:style-name="T1">2029:755c:ceae:1::1</text:span></text:p>
          </table:table-cell>
          <table:table-cell table:style-name="ce6" office:value-type="string" calcext:value-type="string">
            <text:p>255.255.255.240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Maršrutizatoriai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1</text:p>
          </table:table-cell>
          <table:table-cell table:style-name="ce17" office:value-type="string" calcext:value-type="string">
            <text:p><text:span text:style-name="T1">218.11.2.161 </text:span></text:p>
            <text:p>2029:755c:ceae:2::1</text:p>
          </table:table-cell>
          <table:table-cell table:style-name="ce6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Komutatoriai</text:p>
          </table:table-cell>
          <table:table-cell table:style-name="ce1" office:value-type="string" calcext:value-type="string">
            <text:p>x18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2</text:p>
          </table:table-cell>
          <table:table-cell table:style-name="ce16" office:value-type="string" calcext:value-type="string">
            <text:p>218.11.2.193</text:p>
            <text:p><text:span text:style-name="T1">2029:755c:ceae:3::1</text:span></text:p>
          </table:table-cell>
          <table:table-cell table:style-name="ce9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wifi stotelės</text:p>
          </table:table-cell>
          <table:table-cell table:style-name="ce1" office:value-type="string" calcext:value-type="string">
            <text:p>x9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3</text:p>
          </table:table-cell>
          <table:table-cell table:style-name="ce16" office:value-type="string" calcext:value-type="string">
            <text:p>218.11.2.129</text:p>
            <text:p><text:span text:style-name="T1">2029:755c:ceae:4::1</text:span> </text:p>
          </table:table-cell>
          <table:table-cell table:style-name="ce8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straight through</text:p>
          </table:table-cell>
          <table:table-cell table:style-name="ce1" office:value-type="string" calcext:value-type="string">
            <text:p>x52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4</text:p>
          </table:table-cell>
          <table:table-cell table:style-name="ce18" office:value-type="string" calcext:value-type="string">
            <text:p>218.11.2.65</text:p>
            <text:p><text:span text:style-name="T1">2029:755c:ceae:5::1</text:span></text:p>
          </table:table-cell>
          <table:table-cell table:style-name="ce7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crossover</text:p>
          </table:table-cell>
          <table:table-cell table:style-name="ce1" office:value-type="string" calcext:value-type="string">
            <text:p>x1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5</text:p>
          </table:table-cell>
          <table:table-cell table:style-name="ce17" office:value-type="string" calcext:value-type="string">
            <text:p><text:span text:style-name="T2">192.168.2.1</text:span></text:p>
            <text:p><text:span text:style-name="T1">2029:755c:ceae:9::1</text:span></text:p>
          </table:table-cell>
          <table:table-cell table:style-name="ce8" office:value-type="string" calcext:value-type="string">
            <text:p>255.255.255.128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21" office:value-type="string" calcext:value-type="string">
            <text:p>šviesolaidinis laidas</text:p>
            <text:p>(singlemode)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0</text:p>
          </table:table-cell>
          <table:table-cell table:style-name="ce18" office:value-type="string" calcext:value-type="string">
            <text:p>218.11.2.97</text:p>
            <text:p><text:span text:style-name="T1">2029:755c:ceae:6::1</text:span></text:p>
          </table:table-cell>
          <table:table-cell table:style-name="ce7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serveriai</text:p>
          </table:table-cell>
          <table:table-cell table:style-name="ce1" office:value-type="string" calcext:value-type="string">
            <text:p>x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1</text:p>
          </table:table-cell>
          <table:table-cell table:style-name="ce19" office:value-type="string" calcext:value-type="string">
            <text:p>192.168.2.193</text:p>
            <text:p><text:span text:style-name="T1">2029:755c:ceae:11::1</text:span></text:p>
          </table:table-cell>
          <table:table-cell table:style-name="ce8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0</text:p>
          </table:table-cell>
          <table:table-cell table:style-name="ce18" office:value-type="string" calcext:value-type="string">
            <text:p>218.11.2.209</text:p>
            <text:p><text:span text:style-name="T1">2029:755c:ceae:7::1</text:span></text:p>
          </table:table-cell>
          <table:table-cell table:style-name="ce7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1</text:p>
          </table:table-cell>
          <table:table-cell table:style-name="ce18" office:value-type="string" calcext:value-type="string">
            <text:p>218.11.2.1</text:p>
            <text:p><text:span text:style-name="T1">2029:755c:ceae:8::1</text:span></text:p>
          </table:table-cell>
          <table:table-cell table:style-name="ce7" office:value-type="string" calcext:value-type="string">
            <text:p>255.255.255.192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2</text:p>
          </table:table-cell>
          <table:table-cell table:style-name="ce18" office:value-type="string" calcext:value-type="string">
            <text:p>218.11.2.225</text:p>
            <text:p><text:span text:style-name="T1">2029:755c:ceae:10::1</text:span></text:p>
          </table:table-cell>
          <table:table-cell table:style-name="ce8" office:value-type="string" calcext:value-type="string">
            <text:p>255.255.255.248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3</text:p>
          </table:table-cell>
          <table:table-cell table:style-name="ce19" office:value-type="string" calcext:value-type="string">
            <text:p>192.168.2.129</text:p>
            <text:p><text:span text:style-name="T1">2029:755c:ceae:12::1</text:span></text:p>
          </table:table-cell>
          <table:table-cell table:style-name="ce8" office:value-type="string" calcext:value-type="string">
            <text:p>255.255.255.192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40</text:p>
          </table:table-cell>
          <table:table-cell table:style-name="ce19" office:value-type="string" calcext:value-type="string">
            <text:p>192.168.0.1</text:p>
            <text:p><text:span text:style-name="T1">2029:755c:ceae:13::1</text:span></text:p>
          </table:table-cell>
          <table:table-cell table:style-name="ce8" office:value-type="string" calcext:value-type="string">
            <text:p>255.255.254.0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0</text:p>
          </table:table-cell>
          <table:table-cell table:style-name="ce18" office:value-type="string" calcext:value-type="string">
            <text:p>172.16.0.33</text:p>
            <text:p><text:span text:style-name="T1">2029:755c:ceae:16::1</text:span></text:p>
          </table:table-cell>
          <table:table-cell table:style-name="ce8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1</text:p>
          </table:table-cell>
          <table:table-cell table:style-name="ce18" office:value-type="string" calcext:value-type="string">
            <text:p>172.16.0.49</text:p>
            <text:p><text:span text:style-name="T1">2029:755c:ceae:17::1</text:span></text:p>
          </table:table-cell>
          <table:table-cell table:style-name="ce8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0</text:p>
          </table:table-cell>
          <table:table-cell table:style-name="ce19" office:value-type="string" calcext:value-type="string">
            <text:p>192.168.2.225</text:p>
            <text:p><text:span text:style-name="T1">2029:755c:ceae:14::1</text:span></text:p>
          </table:table-cell>
          <table:table-cell table:style-name="ce8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1</text:p>
          </table:table-cell>
          <table:table-cell table:style-name="ce19" office:value-type="string" calcext:value-type="string">
            <text:p>192.168.2.233</text:p>
            <text:p><text:span text:style-name="T1">2029:755c:ceae:15::1</text:span></text:p>
          </table:table-cell>
          <table:table-cell table:style-name="ce8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G0/0/0.99</text:p>
          </table:table-cell>
          <table:table-cell table:style-name="ce2" office:value-type="string" calcext:value-type="string">
            <text:p>172.16.0.1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2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4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7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8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9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0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1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3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6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5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2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3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4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VLAN 99’</text:p>
          </table:table-cell>
          <table:table-cell table:style-name="ce20" office:value-type="string" calcext:value-type="string">
            <text:p>172.16.0.18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7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6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VLAN 99’</text:p>
          </table:table-cell>
          <table:table-cell table:style-name="ce2" office:value-type="string" calcext:value-type="string">
            <text:p>172.16.0.19</text:p>
          </table:table-cell>
          <table:table-cell table:style-name="ce11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0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78</text:p>
            <text:p>2029:755C:CEAE:1::2</text:p>
          </table:table-cell>
          <table:table-cell table:style-name="ce6" office:value-type="string" calcext:value-type="string">
            <text:p>255.255.255.240 </text:p>
            <text:p>/64</text:p>
          </table:table-cell>
          <table:table-cell table:style-name="ce21" office:value-type="string" calcext:value-type="string">
            <text:p>218.11.2.177</text:p>
            <text:p>Fe80::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90</text:p>
            <text:p>2029:755C:CEAE:1::3</text:p>
          </table:table-cell>
          <table:table-cell table:style-name="ce6" office:value-type="string" calcext:value-type="string">
            <text:p>255.255.255.240 </text:p>
            <text:p>/64</text:p>
          </table:table-cell>
          <table:table-cell table:style-name="ce21" office:value-type="string" calcext:value-type="string">
            <text:p><text:span text:style-name="T2">218.11.2.177</text:span></text:p>
            <text:p><text:span text:style-name="T2">Fe80::1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62</text:p>
            <text:p>2029:755C:CEAE:2::2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74</text:p>
            <text:p>2029:755C:CEAE:2::3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94</text:p>
            <text:p>2029:755C:CEAE:3::2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06</text:p>
            <text:p>2029:755C:CEAE:3::3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30</text:p>
            <text:p>2029:755C:CEAE:4::2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7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58</text:p>
            <text:p>2029:755C:CEAE:4::3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8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66</text:p>
            <text:p>2029:755C:CEAE:5::2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9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94</text:p>
            <text:p>2029:755C:CEAE:5::3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0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98</text:p>
            <text:p>2029:755C:CEAE:6::2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1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126</text:p>
            <text:p>2029:755C:CEAE:6::3</text:p>
          </table:table-cell>
          <table:table-cell table:style-name="ce21" office:value-type="string" calcext:value-type="string">
            <text:p>255.255.255.224</text:p>
            <text:p>/64</text:p>
          </table:table-cell>
          <table:table-cell table:style-name="ce21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2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10</text:p>
            <text:p>2029:755C:CEAE:7::2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22</text:p>
            <text:p>2029:755C:CEAE:7::3</text:p>
          </table:table-cell>
          <table:table-cell table:style-name="ce21" office:value-type="string" calcext:value-type="string">
            <text:p>255.255.255.240</text:p>
            <text:p>/64</text:p>
          </table:table-cell>
          <table:table-cell table:style-name="ce21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4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</text:p>
            <text:p>2029:755C:CEAE:8::2</text:p>
          </table:table-cell>
          <table:table-cell table:style-name="ce21" office:value-type="string" calcext:value-type="string">
            <text:p>255.255.255.192</text:p>
            <text:p>/64</text:p>
          </table:table-cell>
          <table:table-cell table:style-name="ce21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5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62</text:p>
            <text:p>2029:755C:CEAE:8::3</text:p>
          </table:table-cell>
          <table:table-cell table:style-name="ce21" office:value-type="string" calcext:value-type="string">
            <text:p>255.255.255.192</text:p>
            <text:p>/64</text:p>
          </table:table-cell>
          <table:table-cell table:style-name="ce21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6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30</text:p>
            <text:p>2029:755C:CEAE:10::3</text:p>
          </table:table-cell>
          <table:table-cell table:style-name="ce21" office:value-type="string" calcext:value-type="string">
            <text:p>255.255.255.248</text:p>
            <text:p>/64</text:p>
          </table:table-cell>
          <table:table-cell table:style-name="ce21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7</text:p>
          </table:table-cell>
          <table:table-cell office:value-type="string" calcext:value-type="string">
            <text:p>NIC</text:p>
          </table:table-cell>
          <table:table-cell table:style-name="ce21" office:value-type="string" calcext:value-type="string">
            <text:p>218.11.2.226</text:p>
            <text:p>2029:755C:CEAE:10::2</text:p>
          </table:table-cell>
          <table:table-cell table:style-name="ce21" office:value-type="string" calcext:value-type="string">
            <text:p>255.255.255.248</text:p>
            <text:p>/64</text:p>
          </table:table-cell>
          <table:table-cell table:style-name="ce21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ileged exec 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mtkadmi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lt" fo:country="L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lt" fo:country="LT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00-00-00</text:date>, <text:time style:data-style-name="N2" text:time-value="11:08:32.570232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3:22:08.754259762</meta:creation-date>
    <dc:date>2024-05-06T16:22:05.138369757</dc:date>
    <meta:editing-duration>PT6H18M4S</meta:editing-duration>
    <meta:editing-cycles>29</meta:editing-cycles>
    <meta:generator>LibreOffice/24.2.2.2$Linux_X86_64 LibreOffice_project/420$Build-2</meta:generator>
    <meta:document-statistic meta:table-count="1" meta:cell-count="451" meta:object-count="0"/>
  </office:meta>
</office:document-meta>
</file>